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374cm" fo:break-before="auto" style:use-optimal-row-height="true"/>
    </style:style>
    <style:style style:name="ro6" style:family="table-row">
      <style:table-row-properties style:row-height="1.637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3.568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935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815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0.453cm" fo:break-before="auto" style:use-optimal-row-height="false"/>
    </style:style>
    <style:style style:name="ro18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6-16_06-14-43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55 E-139-34-49.87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6-16_10-12-51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6 E-139-34-49.71</text:p>
          </table:table-cell>
          <table:table-cell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6-16_11-34-08_000.jpg</text:p>
          </table:table-cell>
          <table:table-cell table:style-name="ce11" office:value-type="string">
            <text:p>:m 食べた物</text:p>
          </table:table-cell>
          <table:table-cell table:style-name="ce8"/>
          <table:table-cell/>
          <table:table-cell office:value-type="string">
            <text:p>N-35-35-29.11 E-139-34-49.65</text:p>
          </table:table-cell>
          <table:table-cell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6-16_17-07-13_000.jpg</text:p>
          </table:table-cell>
          <table:table-cell table:style-name="ce10" office:value-type="string">
            <text:p>:m 食べた物　間食 / 味噌スープ</text:p>
          </table:table-cell>
          <table:table-cell table:style-name="ce10"/>
          <table:table-cell/>
          <table:table-cell office:value-type="string">
            <text:p>N-35-35-28.42 E-139-34-49.32</text:p>
          </table:table-cell>
          <table:table-cell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6-16_17-29-33_000.jpg</text:p>
          </table:table-cell>
          <table:table-cell table:style-name="ce11" office:value-type="string">
            <text:p>:PHOTO 記録 / 製品（食品） / お菓子 / カルシウムせんべい / @自室</text:p>
          </table:table-cell>
          <table:table-cell table:style-name="ce9"/>
          <table:table-cell/>
          <table:table-cell office:value-type="string">
            <text:p>N-35-35-28.61 E-139-34-49.05</text:p>
          </table:table-cell>
          <table:table-cell table:formula="of:=IF([.E6]=&quot;&quot;;[.C6];CONCATENATE([.C6];&quot; / &quot;;[.E6]))" office:value-type="string" office:string-value=":PHOTO 記録 / 製品（食品） / お菓子 / カルシウムせんべい / @自室">
            <text:p>:PHOTO 記録 / 製品（食品） / お菓子 / カルシウムせんべい / @自室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6-16_20-41-24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/>
          <table:table-cell office:value-type="string">
            <text:p>N-35-35-28.68 E-139-34-49.05</text:p>
          </table:table-cell>
          <table:table-cell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6-17_00-51-29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10"/>
          <table:table-cell/>
          <table:table-cell office:value-type="string">
            <text:p>N-35-35-28.7 E-139-34-49.65</text:p>
          </table:table-cell>
          <table:table-cell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6-17_05-15-59_000.jpg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office:value-type="string">
            <text:p>N-35-35-28.52 E-139-34-49.49</text:p>
          </table:table-cell>
          <table:table-cell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2019-06-17_06-15-40_000.jpg</text:p>
          </table:table-cell>
          <table:table-cell table:style-name="ce11" office:value-type="string">
            <text:p>:m RES 1-2*2 / free# VX7GLZ 27#15_5 / 27. math / 15. quaternion / matrices</text:p>
          </table:table-cell>
          <table:table-cell table:style-name="ce11"/>
          <table:table-cell/>
          <table:table-cell office:value-type="string">
            <text:p>N-35-35-28.46 E-139-34-49.38</text:p>
          </table:table-cell>
          <table:table-cell table:formula="of:=IF([.E10]=&quot;&quot;;[.C10];CONCATENATE([.C10];&quot; / &quot;;[.E10]))" office:value-type="string" office:string-value=":m RES 1-2*2 / free# VX7GLZ 27#15_5 / 27. math / 15. quaternion / matrices">
            <text:p>:m RES 1-2*2 / free# VX7GLZ 27#15_5 / 27. math / 15. quaternion / matrices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6-17_06-16-07_000.jpg</text:p>
          </table:table-cell>
          <table:table-cell table:style-name="ce11" office:value-type="string">
            <text:p>:m 読んだ文章 / 『からだに貞く』 / 137 / 待つということなくして</text:p>
          </table:table-cell>
          <table:table-cell table:style-name="ce11"/>
          <table:table-cell/>
          <table:table-cell office:value-type="string">
            <text:p>N-35-35-28.55 E-139-34-49.38</text:p>
          </table:table-cell>
          <table:table-cell table:formula="of:=IF([.E11]=&quot;&quot;;[.C11];CONCATENATE([.C11];&quot; / &quot;;[.E11]))" office:value-type="string" office:string-value=":m 読んだ文章 / 『からだに貞く』 / 137 / 待つということなくして">
            <text:p>:m 読んだ文章 / 『からだに貞く』 / 137 / 待つということなくして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7" office:value-type="string">
            <text:p>2019-06-17_06-16-18_000.jpg</text:p>
          </table:table-cell>
          <table:table-cell table:style-name="ce11" office:value-type="string">
            <text:p>:m 読んだ文章 / 『からだに貞く』 / 132 / 興味をもつことのできる能力；たった一つの運動だけでよいのだ</text:p>
          </table:table-cell>
          <table:table-cell table:style-name="ce8"/>
          <table:table-cell/>
          <table:table-cell office:value-type="string">
            <text:p>N-35-35-28.55 E-139-34-49.38</text:p>
          </table:table-cell>
          <table:table-cell table:formula="of:=IF([.E12]=&quot;&quot;;[.C12];CONCATENATE([.C12];&quot; / &quot;;[.E12]))" office:value-type="string" office:string-value=":m 読んだ文章 / 『からだに貞く』 / 132 / 興味をもつことのできる能力；たった一つの運動だけでよいのだ">
            <text:p>:m 読んだ文章 / 『からだに貞く』 / 132 / 興味をもつことのできる能力；たった一つの運動だけでよいのだ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7" office:value-type="string">
            <text:p>2019-06-17_06-17-17_000.jpg</text:p>
          </table:table-cell>
          <table:table-cell table:style-name="ce11" office:value-type="string">
            <text:p>:m FX / calc,memo / bidとask；勝率、リターンの計算；thoughts+</text:p>
          </table:table-cell>
          <table:table-cell table:style-name="ce8"/>
          <table:table-cell/>
          <table:table-cell office:value-type="string">
            <text:p>N-35-35-28.75 E-139-34-49.22</text:p>
          </table:table-cell>
          <table:table-cell table:formula="of:=IF([.E13]=&quot;&quot;;[.C13];CONCATENATE([.C13];&quot; / &quot;;[.E13]))" office:value-type="string" office:string-value=":m FX / calc,memo / bidとask；勝率、リターンの計算；thoughts+">
            <text:p>:m FX / calc,memo / bidとask；勝率、リターンの計算；thoughts+</text:p>
          </table:table-cell>
          <table:table-cell table:style-name="ce8"/>
          <table:table-cell table:style-name="ce25"/>
        </table:table-row>
        <table:table-row table:style-name="ro8">
          <table:table-cell table:style-name="ce2" office:value-type="float" office:value="13">
            <text:p>13</text:p>
          </table:table-cell>
          <table:table-cell table:style-name="ce7" office:value-type="string">
            <text:p>2019-06-17_06-17-44_000.jpg</text:p>
          </table:table-cell>
          <table:table-cell table:style-name="ce9" office:value-type="string">
            <text:p>:m RES 1*1 / free# JVEMV6 44#5.2.3_13 / 44. currency / 5. ea tools / 2. obs / 3. 44#8.3-related / memo / trend-line / A*J,M15,2019-0415,16.15 / obs+ hypothesis+ || A*J,M15,2019-0415.1315 / obs+ hypothesis+</text:p>
          </table:table-cell>
          <table:table-cell table:style-name="ce8"/>
          <table:table-cell table:formula="of:=[.F14]" office:value-type="string" office:string-value="N-35-35-28.66 E-139-34-49.98">
            <text:p>N-35-35-28.66 E-139-34-49.98</text:p>
          </table:table-cell>
          <table:table-cell office:value-type="string">
            <text:p>N-35-35-28.66 E-139-34-49.98</text:p>
          </table:table-cell>
          <table:table-cell table:formula="of:=IF([.E14]=&quot;&quot;;[.C14];CONCATENATE([.C14];&quot; / &quot;;[.E14]))" office:value-type="string" office:string-value=":m RES 1*1 / free# JVEMV6 44#5.2.3_13 / 44. currency / 5. ea tools / 2. obs / 3. 44#8.3-related / memo / trend-line / A*J,M15,2019-0415,16.15 / obs+ hypothesis+ || A*J,M15,2019-0415.1315 / obs+ hypothesis+ / N-35-35-28.66 E-139-34-49.98">
            <text:p>:m RES 1*1 / free# JVEMV6 44#5.2.3_13 / 44. currency / 5. ea tools / 2. obs / 3. 44#8.3-related / memo / trend-line / A*J,M15,2019-0415,16.15 / obs+ hypothesis+ || A*J,M15,2019-0415.1315 / obs+ hypothesis+ / N-35-35-28.66 E-139-34-49.98</text:p>
          </table:table-cell>
          <table:table-cell table:style-name="ce8"/>
          <table:table-cell table:style-name="ce25"/>
        </table:table-row>
        <table:table-row table:style-name="ro9">
          <table:table-cell table:style-name="ce2" office:value-type="float" office:value="14">
            <text:p>14</text:p>
          </table:table-cell>
          <table:table-cell table:style-name="ce7" office:value-type="string">
            <text:p>2019-06-16_06-28-47_000.mov</text:p>
          </table:table-cell>
          <table:table-cell table:style-name="ce9" office:value-type="string">
            <text:p>:VIDEO / @自宅 / 鳥の声</text:p>
          </table:table-cell>
          <table:table-cell table:style-name="ce8"/>
          <table:table-cell/>
          <table:table-cell office:value-type="string">
            <text:p>N-35-35-28.53 E-139-34-49.43</text:p>
          </table:table-cell>
          <table:table-cell table:formula="of:=IF([.E19]=&quot;&quot;;[.C19];CONCATENATE([.C19];&quot; / &quot;;[.E19]))" office:value-type="string" office:string-value=":VIDEO / @自宅 / 体操 / N-35-35-14.76 E-139-34-49.32">
            <text:p>:VIDEO / @自宅 / 体操 / N-35-35-14.76 E-139-34-49.32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6-16_13-53-40_000.mov</text:p>
          </table:table-cell>
          <table:table-cell table:style-name="ce9" office:value-type="string">
            <text:p>:VIDEO / @自宅 / 鳥の声 / スズメ</text:p>
          </table:table-cell>
          <table:table-cell table:style-name="ce8"/>
          <table:table-cell table:formula="of:=[.F16]" office:value-type="string" office:string-value="N-35-35-27.97 E-139-34-49.87">
            <text:p>N-35-35-27.97 E-139-34-49.87</text:p>
          </table:table-cell>
          <table:table-cell office:value-type="string">
            <text:p>N-35-35-27.97 E-139-34-49.87</text:p>
          </table:table-cell>
          <table:table-cell table:formula="of:=IF([.E16]=&quot;&quot;;[.C16];CONCATENATE([.C16];&quot; / &quot;;[.E16]))" office:value-type="string" office:string-value=":VIDEO / @自宅 / 鳥の声 / スズメ / N-35-35-27.97 E-139-34-49.87">
            <text:p>:VIDEO / @自宅 / 鳥の声 / スズメ / N-35-35-27.97 E-139-34-49.87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6-16_15-52-07_000.mov</text:p>
          </table:table-cell>
          <table:table-cell table:style-name="ce9" office:value-type="string">
            <text:p>:VIDEO / @自宅 / 体操</text:p>
          </table:table-cell>
          <table:table-cell table:style-name="ce8"/>
          <table:table-cell table:formula="of:=[.F17]" office:value-type="string" office:string-value="N-35-35-17.59 E-139-34-50.75">
            <text:p>N-35-35-17.59 E-139-34-50.75</text:p>
          </table:table-cell>
          <table:table-cell office:value-type="string">
            <text:p>N-35-35-17.59 E-139-34-50.75</text:p>
          </table:table-cell>
          <table:table-cell table:formula="of:=IF([.E17]=&quot;&quot;;[.C17];CONCATENATE([.C17];&quot; / &quot;;[.E17]))" office:value-type="string" office:string-value=":VIDEO / @自宅 / 体操 / N-35-35-17.59 E-139-34-50.75">
            <text:p>:VIDEO / @自宅 / 体操 / N-35-35-17.59 E-139-34-50.75</text:p>
          </table:table-cell>
          <table:table-cell table:style-name="ce8"/>
          <table:table-cell table:style-name="ce25"/>
        </table:table-row>
        <table:table-row table:style-name="ro10">
          <table:table-cell table:style-name="ce3" office:value-type="float" office:value="17">
            <text:p>17</text:p>
          </table:table-cell>
          <table:table-cell table:style-name="ce8" office:value-type="string">
            <text:p>2019-06-16_15-57-42_000.mov</text:p>
          </table:table-cell>
          <table:table-cell table:style-name="ce9" office:value-type="string">
            <text:p>:VIDEO / @自宅 / 体操</text:p>
          </table:table-cell>
          <table:table-cell table:style-name="ce8"/>
          <table:table-cell table:formula="of:=[.F18]" office:value-type="string" office:string-value="N-35-35-14.77 E-139-34-49.43">
            <text:p>N-35-35-14.77 E-139-34-49.43</text:p>
          </table:table-cell>
          <table:table-cell office:value-type="string">
            <text:p>N-35-35-14.77 E-139-34-49.43</text:p>
          </table:table-cell>
          <table:table-cell table:formula="of:=IF([.E18]=&quot;&quot;;[.C18];CONCATENATE([.C18];&quot; / &quot;;[.E18]))" office:value-type="string" office:string-value=":VIDEO / @自宅 / 体操 / N-35-35-14.77 E-139-34-49.43">
            <text:p>:VIDEO / @自宅 / 体操 / N-35-35-14.77 E-139-34-49.43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18">
            <text:p>18</text:p>
          </table:table-cell>
          <table:table-cell table:style-name="ce9" office:value-type="string">
            <text:p>2019-06-16_16-01-17_000.mov</text:p>
          </table:table-cell>
          <table:table-cell table:style-name="ce9" office:value-type="string">
            <text:p>:VIDEO / @自宅 / 体操</text:p>
          </table:table-cell>
          <table:table-cell table:style-name="ce8"/>
          <table:table-cell table:formula="of:=[.F19]" office:value-type="string" office:string-value="N-35-35-14.76 E-139-34-49.32">
            <text:p>N-35-35-14.76 E-139-34-49.32</text:p>
          </table:table-cell>
          <table:table-cell office:value-type="string">
            <text:p>N-35-35-14.76 E-139-34-49.32</text:p>
          </table:table-cell>
          <table:table-cell table:formula="of:=IF([.E19]=&quot;&quot;;[.C19];CONCATENATE([.C19];&quot; / &quot;;[.E19]))" office:value-type="string" office:string-value=":VIDEO / @自宅 / 体操 / N-35-35-14.76 E-139-34-49.32">
            <text:p>:VIDEO / @自宅 / 体操 / N-35-35-14.76 E-139-34-49.32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19">
            <text:p>19</text:p>
          </table:table-cell>
          <table:table-cell table:style-name="ce9" office:value-type="string">
            <text:p>2019-06-16_16-18-15_000.mov</text:p>
          </table:table-cell>
          <table:table-cell table:style-name="ce9" office:value-type="string">
            <text:p>:VIDEO / @自宅 / 体操</text:p>
          </table:table-cell>
          <table:table-cell table:style-name="ce8"/>
          <table:table-cell table:formula="of:=[.F20]" office:value-type="string" office:string-value="N-35-35-14.65 E-139-34-49.22">
            <text:p>N-35-35-14.65 E-139-34-49.22</text:p>
          </table:table-cell>
          <table:table-cell office:value-type="string">
            <text:p>N-35-35-14.65 E-139-34-49.22</text:p>
          </table:table-cell>
          <table:table-cell table:formula="of:=IF([.E20]=&quot;&quot;;[.C20];CONCATENATE([.C20];&quot; / &quot;;[.E20]))" office:value-type="string" office:string-value=":VIDEO / @自宅 / 体操 / N-35-35-14.65 E-139-34-49.22">
            <text:p>:VIDEO / @自宅 / 体操 / N-35-35-14.65 E-139-34-49.22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0">
            <text:p>20</text:p>
          </table:table-cell>
          <table:table-cell table:style-name="ce10" office:value-type="string">
            <text:p>2019-06-16_19-17-18_000.mov</text:p>
          </table:table-cell>
          <table:table-cell table:style-name="ce9" office:value-type="string">
            <text:p>:VIDEO / @自宅 / 体操</text:p>
          </table:table-cell>
          <table:table-cell table:style-name="ce8"/>
          <table:table-cell table:formula="of:=[.F21]" office:value-type="string" office:string-value="N-35-35-14.66 E-139-34-49.22">
            <text:p>N-35-35-14.66 E-139-34-49.22</text:p>
          </table:table-cell>
          <table:table-cell office:value-type="string">
            <text:p>N-35-35-14.66 E-139-34-49.22</text:p>
          </table:table-cell>
          <table:table-cell table:formula="of:=IF([.E21]=&quot;&quot;;[.C21];CONCATENATE([.C21];&quot; / &quot;;[.E21]))" office:value-type="string" office:string-value=":VIDEO / @自宅 / 体操 / N-35-35-14.66 E-139-34-49.22">
            <text:p>:VIDEO / @自宅 / 体操 / N-35-35-14.66 E-139-34-49.22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1">
            <text:p>21</text:p>
          </table:table-cell>
          <table:table-cell table:style-name="ce11" office:value-type="string">
            <text:p>2019-06-17_05-32-51_000.mov</text:p>
          </table:table-cell>
          <table:table-cell table:style-name="ce9" office:value-type="string">
            <text:p>:VIDEO / @自宅 / 体操 / 朝</text:p>
          </table:table-cell>
          <table:table-cell table:style-name="ce8"/>
          <table:table-cell/>
          <table:table-cell office:value-type="string">
            <text:p>N-35-27-31.05 E-139-37-25.28</text:p>
          </table:table-cell>
          <table:table-cell table:formula="of:=IF([.E22]=&quot;&quot;;[.C22];CONCATENATE([.C22];&quot; / &quot;;[.E22]))" office:value-type="string" office:string-value=":VIDEO / @自宅 / 体操 / 朝">
            <text:p>:VIDEO / @自宅 / 体操 / 朝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2">
            <text:p>22</text:p>
          </table:table-cell>
          <table:table-cell table:style-name="ce9" office:value-type="string">
            <text:p>2019-06-17_05-37-07_000.mov</text:p>
          </table:table-cell>
          <table:table-cell table:style-name="ce9" office:value-type="string">
            <text:p>:VIDEO / @自宅 / 体操 / 朝</text:p>
          </table:table-cell>
          <table:table-cell table:style-name="ce8"/>
          <table:table-cell table:formula="of:=[.F23]" office:value-type="string" office:string-value="N-35-27-32.34 E-139-37-24.45">
            <text:p>N-35-27-32.34 E-139-37-24.45</text:p>
          </table:table-cell>
          <table:table-cell office:value-type="string">
            <text:p>N-35-27-32.34 E-139-37-24.45</text:p>
          </table:table-cell>
          <table:table-cell table:formula="of:=IF([.E23]=&quot;&quot;;[.C23];CONCATENATE([.C23];&quot; / &quot;;[.E23]))" office:value-type="string" office:string-value=":VIDEO / @自宅 / 体操 / 朝 / N-35-27-32.34 E-139-37-24.45">
            <text:p>:VIDEO / @自宅 / 体操 / 朝 / N-35-27-32.34 E-139-37-24.45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3">
            <text:p>23</text:p>
          </table:table-cell>
          <table:table-cell table:style-name="ce12" office:value-type="string">
            <text:p>2019-06-17_05-45-44_000.mov</text:p>
          </table:table-cell>
          <table:table-cell table:style-name="ce9" office:value-type="string">
            <text:p>:VIDEO / @自宅 / 体操 / 朝</text:p>
          </table:table-cell>
          <table:table-cell table:style-name="ce8"/>
          <table:table-cell table:formula="of:=[.F24]" office:value-type="string" office:string-value="N-35-27-34.44 E-139-37-25.44">
            <text:p>N-35-27-34.44 E-139-37-25.44</text:p>
          </table:table-cell>
          <table:table-cell office:value-type="string">
            <text:p>N-35-27-34.44 E-139-37-25.44</text:p>
          </table:table-cell>
          <table:table-cell table:formula="of:=IF([.E24]=&quot;&quot;;[.C24];CONCATENATE([.C24];&quot; / &quot;;[.E24]))" office:value-type="string" office:string-value=":VIDEO / @自宅 / 体操 / 朝 / N-35-27-34.44 E-139-37-25.44">
            <text:p>:VIDEO / @自宅 / 体操 / 朝 / N-35-27-34.44 E-139-37-25.44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/>
          <table:table-cell table:style-name="ce8"/>
          <table:table-cell table:formula="of:=[.F25]" office:value-type="string" office:string-value="N-35-27-34.6 E-139-37-25.11">
            <text:p>N-35-27-34.6 E-139-37-25.11</text:p>
          </table:table-cell>
          <table:table-cell office:value-type="string">
            <text:p>N-35-27-34.6 E-139-37-25.11</text:p>
          </table:table-cell>
          <table:table-cell table:formula="of:=IF([.E25]=&quot;&quot;;[.C25];CONCATENATE([.C25];&quot; / &quot;;[.E25]))" office:value-type="string" office:string-value=" / N-35-27-34.6 E-139-37-25.11">
            <text:p><text:s/>/ N-35-27-34.6 E-139-37-25.11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2"/>
          <table:table-cell/>
          <table:table-cell table:style-name="ce8"/>
          <table:table-cell table:formula="of:=[.F26]" office:value-type="string" office:string-value="N-35-27-37.84 E-139-37-26.92">
            <text:p>N-35-27-37.84 E-139-37-26.92</text:p>
          </table:table-cell>
          <table:table-cell office:value-type="string">
            <text:p>N-35-27-37.84 E-139-37-26.92</text:p>
          </table:table-cell>
          <table:table-cell table:formula="of:=IF([.E26]=&quot;&quot;;[.C26];CONCATENATE([.C26];&quot; / &quot;;[.E26]))" office:value-type="string" office:string-value=" / N-35-27-37.84 E-139-37-26.92">
            <text:p><text:s/>/ N-35-27-37.84 E-139-37-26.9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27]" office:value-type="string" office:string-value="N-35-27-37.56 E-139-37-25.72">
            <text:p>N-35-27-37.56 E-139-37-25.72</text:p>
          </table:table-cell>
          <table:table-cell office:value-type="string">
            <text:p>N-35-27-37.56 E-139-37-25.72</text:p>
          </table:table-cell>
          <table:table-cell table:formula="of:=IF([.E27]=&quot;&quot;;[.C27];CONCATENATE([.C27];&quot; / &quot;;[.E27]))" office:value-type="string" office:string-value=" / N-35-27-37.56 E-139-37-25.72">
            <text:p><text:s/>/ N-35-27-37.56 E-139-37-25.7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28]" office:value-type="string" office:string-value="N-35-27-36.23 E-139-37-27.91">
            <text:p>N-35-27-36.23 E-139-37-27.91</text:p>
          </table:table-cell>
          <table:table-cell office:value-type="string">
            <text:p>N-35-27-36.23 E-139-37-27.91</text:p>
          </table:table-cell>
          <table:table-cell table:formula="of:=IF([.E28]=&quot;&quot;;[.C28];CONCATENATE([.C28];&quot; / &quot;;[.E28]))" office:value-type="string" office:string-value=" / N-35-27-36.23 E-139-37-27.91">
            <text:p><text:s/>/ N-35-27-36.23 E-139-37-27.91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29]" office:value-type="string" office:string-value="N-35-27-36.66 E-139-37-27.8">
            <text:p>N-35-27-36.66 E-139-37-27.8</text:p>
          </table:table-cell>
          <table:table-cell office:value-type="string">
            <text:p>N-35-27-36.66 E-139-37-27.8</text:p>
          </table:table-cell>
          <table:table-cell table:formula="of:=IF([.E29]=&quot;&quot;;[.C29];CONCATENATE([.C29];&quot; / &quot;;[.E29]))" office:value-type="string" office:string-value=" / N-35-27-36.66 E-139-37-27.8">
            <text:p><text:s/>/ N-35-27-36.66 E-139-37-27.8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27-36.67 E-139-37-27.69">
            <text:p>N-35-27-36.67 E-139-37-27.69</text:p>
          </table:table-cell>
          <table:table-cell office:value-type="string">
            <text:p>N-35-27-36.67 E-139-37-27.69</text:p>
          </table:table-cell>
          <table:table-cell table:formula="of:=IF([.E30]=&quot;&quot;;[.C30];CONCATENATE([.C30];&quot; / &quot;;[.E30]))" office:value-type="string" office:string-value=" / N-35-27-36.67 E-139-37-27.69">
            <text:p><text:s/>/ N-35-27-36.67 E-139-37-27.6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31]" office:value-type="string" office:string-value="N-35-27-36.67 E-139-37-27.69">
            <text:p>N-35-27-36.67 E-139-37-27.69</text:p>
          </table:table-cell>
          <table:table-cell office:value-type="string">
            <text:p>N-35-27-36.67 E-139-37-27.69</text:p>
          </table:table-cell>
          <table:table-cell table:formula="of:=IF([.E31]=&quot;&quot;;[.C31];CONCATENATE([.C31];&quot; / &quot;;[.E31]))" office:value-type="string" office:string-value=" / N-35-27-36.67 E-139-37-27.69">
            <text:p><text:s/>/ N-35-27-36.67 E-139-37-27.6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8"/>
          <table:table-cell table:formula="of:=[.F32]" office:value-type="string" office:string-value="N-35-27-35.39 E-139-37-35.49">
            <text:p>N-35-27-35.39 E-139-37-35.49</text:p>
          </table:table-cell>
          <table:table-cell office:value-type="string">
            <text:p>N-35-27-35.39 E-139-37-35.49</text:p>
          </table:table-cell>
          <table:table-cell table:formula="of:=IF([.E32]=&quot;&quot;;[.C32];CONCATENATE([.C32];&quot; / &quot;;[.E32]))" office:value-type="string" office:string-value=" / N-35-27-35.39 E-139-37-35.49">
            <text:p><text:s/>/ N-35-27-35.39 E-139-37-35.4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8"/>
          <table:table-cell table:formula="of:=[.F33]" office:value-type="string" office:string-value="N-35-27-35.61 E-139-37-35.22">
            <text:p>N-35-27-35.61 E-139-37-35.22</text:p>
          </table:table-cell>
          <table:table-cell office:value-type="string">
            <text:p>N-35-27-35.61 E-139-37-35.22</text:p>
          </table:table-cell>
          <table:table-cell table:formula="of:=IF([.E33]=&quot;&quot;;[.C33];CONCATENATE([.C33];&quot; / &quot;;[.E33]))" office:value-type="string" office:string-value=" / N-35-27-35.61 E-139-37-35.22">
            <text:p><text:s/>/ N-35-27-35.61 E-139-37-35.2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0"/>
          <table:table-cell table:style-name="ce11"/>
          <table:table-cell table:style-name="ce8"/>
          <table:table-cell table:formula="of:=[.F34]" office:value-type="string" office:string-value="N-35-27-35.69 E-139-37-35.16">
            <text:p>N-35-27-35.69 E-139-37-35.16</text:p>
          </table:table-cell>
          <table:table-cell office:value-type="string">
            <text:p>N-35-27-35.69 E-139-37-35.16</text:p>
          </table:table-cell>
          <table:table-cell table:formula="of:=IF([.E34]=&quot;&quot;;[.C34];CONCATENATE([.C34];&quot; / &quot;;[.E34]))" office:value-type="string" office:string-value=" / N-35-27-35.69 E-139-37-35.16">
            <text:p><text:s/>/ N-35-27-35.69 E-139-37-35.16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 table:style-name="ce11"/>
          <table:table-cell table:style-name="ce8"/>
          <table:table-cell table:formula="of:=[.F35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5]=&quot;&quot;;[.C35];CONCATENATE([.C35];&quot; / &quot;;[.E35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1"/>
          <table:table-cell table:style-name="ce11"/>
          <table:table-cell table:style-name="ce8"/>
          <table:table-cell table:formula="of:=[.F36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6]=&quot;&quot;;[.C36];CONCATENATE([.C36];&quot; / &quot;;[.E36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2"/>
          <table:table-cell table:style-name="ce11"/>
          <table:table-cell table:style-name="ce8"/>
          <table:table-cell table:formula="of:=[.F37]" office:value-type="string" office:string-value="N-35-27-35.72 E-139-37-35.27">
            <text:p>N-35-27-35.72 E-139-37-35.27</text:p>
          </table:table-cell>
          <table:table-cell office:value-type="string">
            <text:p>N-35-27-35.72 E-139-37-35.27</text:p>
          </table:table-cell>
          <table:table-cell table:formula="of:=IF([.E37]=&quot;&quot;;[.C37];CONCATENATE([.C37];&quot; / &quot;;[.E37]))" office:value-type="string" office:string-value=" / N-35-27-35.72 E-139-37-35.27">
            <text:p><text:s/>/ N-35-27-35.72 E-139-37-35.27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7-36.33 E-139-37-25.55">
            <text:p>N-35-27-36.33 E-139-37-25.55</text:p>
          </table:table-cell>
          <table:table-cell office:value-type="string">
            <text:p>N-35-27-36.33 E-139-37-25.55</text:p>
          </table:table-cell>
          <table:table-cell table:formula="of:=IF([.E38]=&quot;&quot;;[.C38];CONCATENATE([.C38];&quot; / &quot;;[.E38]))" office:value-type="string" office:string-value=" / N-35-27-36.33 E-139-37-25.55">
            <text:p><text:s/>/ N-35-27-36.33 E-139-37-25.55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7-35.93 E-139-37-26.43">
            <text:p>N-35-27-35.93 E-139-37-26.43</text:p>
          </table:table-cell>
          <table:table-cell office:value-type="string">
            <text:p>N-35-27-35.93 E-139-37-26.43</text:p>
          </table:table-cell>
          <table:table-cell table:formula="of:=IF([.E39]=&quot;&quot;;[.C39];CONCATENATE([.C39];&quot; / &quot;;[.E39]))" office:value-type="string" office:string-value=" / N-35-27-35.93 E-139-37-26.43">
            <text:p><text:s/>/ N-35-27-35.93 E-139-37-26.4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7-35.94 E-139-37-25.94">
            <text:p>N-35-27-35.94 E-139-37-25.94</text:p>
          </table:table-cell>
          <table:table-cell office:value-type="string">
            <text:p>N-35-27-35.94 E-139-37-25.94</text:p>
          </table:table-cell>
          <table:table-cell table:formula="of:=IF([.E40]=&quot;&quot;;[.C40];CONCATENATE([.C40];&quot; / &quot;;[.E40]))" office:value-type="string" office:string-value=" / N-35-27-35.94 E-139-37-25.94">
            <text:p><text:s/>/ N-35-27-35.94 E-139-37-25.94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7-35.86 E-139-37-25.72">
            <text:p>N-35-27-35.86 E-139-37-25.72</text:p>
          </table:table-cell>
          <table:table-cell office:value-type="string">
            <text:p>N-35-27-35.86 E-139-37-25.72</text:p>
          </table:table-cell>
          <table:table-cell table:formula="of:=IF([.E41]=&quot;&quot;;[.C41];CONCATENATE([.C41];&quot; / &quot;;[.E41]))" office:value-type="string" office:string-value=" / N-35-27-35.86 E-139-37-25.72">
            <text:p><text:s/>/ N-35-27-35.86 E-139-37-25.7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7-35.08 E-139-37-23.79">
            <text:p>N-35-27-35.08 E-139-37-23.79</text:p>
          </table:table-cell>
          <table:table-cell office:value-type="string">
            <text:p>N-35-27-35.08 E-139-37-23.79</text:p>
          </table:table-cell>
          <table:table-cell table:formula="of:=IF([.E42]=&quot;&quot;;[.C42];CONCATENATE([.C42];&quot; / &quot;;[.E42]))" office:value-type="string" office:string-value=" / N-35-27-35.08 E-139-37-23.79">
            <text:p><text:s/>/ N-35-27-35.08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7-34.42 E-139-37-24.18">
            <text:p>N-35-27-34.42 E-139-37-24.18</text:p>
          </table:table-cell>
          <table:table-cell office:value-type="string">
            <text:p>N-35-27-34.42 E-139-37-24.18</text:p>
          </table:table-cell>
          <table:table-cell table:formula="of:=IF([.E43]=&quot;&quot;;[.C43];CONCATENATE([.C43];&quot; / &quot;;[.E43]))" office:value-type="string" office:string-value=" / N-35-27-34.42 E-139-37-24.18">
            <text:p><text:s/>/ N-35-27-34.42 E-139-37-24.18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7-34.6 E-139-37-24.23">
            <text:p>N-35-27-34.6 E-139-37-24.23</text:p>
          </table:table-cell>
          <table:table-cell office:value-type="string">
            <text:p>N-35-27-34.6 E-139-37-24.23</text:p>
          </table:table-cell>
          <table:table-cell table:formula="of:=IF([.E44]=&quot;&quot;;[.C44];CONCATENATE([.C44];&quot; / &quot;;[.E44]))" office:value-type="string" office:string-value=" / N-35-27-34.6 E-139-37-24.23">
            <text:p><text:s/>/ N-35-27-34.6 E-139-37-24.2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7-34.55 E-139-37-24.18">
            <text:p>N-35-27-34.55 E-139-37-24.18</text:p>
          </table:table-cell>
          <table:table-cell office:value-type="string">
            <text:p>N-35-27-34.55 E-139-37-24.18</text:p>
          </table:table-cell>
          <table:table-cell table:formula="of:=IF([.E45]=&quot;&quot;;[.C45];CONCATENATE([.C45];&quot; / &quot;;[.E45]))" office:value-type="string" office:string-value=" / N-35-27-34.55 E-139-37-24.18">
            <text:p><text:s/>/ N-35-27-34.55 E-139-37-24.18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7-34.65 E-139-37-24.18">
            <text:p>N-35-27-34.65 E-139-37-24.18</text:p>
          </table:table-cell>
          <table:table-cell office:value-type="string">
            <text:p>N-35-27-34.65 E-139-37-24.18</text:p>
          </table:table-cell>
          <table:table-cell table:formula="of:=IF([.E46]=&quot;&quot;;[.C46];CONCATENATE([.C46];&quot; / &quot;;[.E46]))" office:value-type="string" office:string-value=" / N-35-27-34.65 E-139-37-24.18">
            <text:p><text:s/>/ N-35-27-34.65 E-139-37-24.18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7]=&quot;&quot;;[.C47];CONCATENATE([.C47];&quot; / &quot;;[.E47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8]=&quot;&quot;;[.C48];CONCATENATE([.C48];&quot; / &quot;;[.E48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9]=&quot;&quot;;[.C49];CONCATENATE([.C49];&quot; / &quot;;[.E49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9 E-139-34-49.54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5 E-139-34-49.43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35 E-139-34-49.0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8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8 E-139-34-49.49</text:p>
          </table:table-cell>
          <table:table-cell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8 E-139-34-49.54">
            <text:p>N-35-35-28.8 E-139-34-49.54</text:p>
          </table:table-cell>
          <table:table-cell office:value-type="string">
            <text:p>N-35-35-28.8 E-139-34-49.54</text:p>
          </table:table-cell>
          <table:table-cell table:formula="of:=IF([.E60]=&quot;&quot;;[.C60];CONCATENATE([.C60];&quot; / &quot;;[.E60]))" office:value-type="string" office:string-value=" / N-35-35-28.8 E-139-34-49.54">
            <text:p><text:s/>/ N-35-35-28.8 E-139-34-49.54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ce21" office:value-type="float" office:value="8">
            <text:p>8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ce22" office:value-type="float" office:value="24">
            <text:p>24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ce22" office:value-type="float" office:value="24">
            <text:p>2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24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24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24])" office:value-type="float" office:value="23">
            <text:p>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24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24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24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24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24];[.B2424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24];[.B24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 office:value-type="string">
            <text:p>*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2019/06/17</text:date>, <text:time>07:08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6-17T07:08:27.99</dc:date>
    <dc:creator>iwabuchi ken</dc:creator>
    <meta:editing-duration>P9DT3H10M39S</meta:editing-duration>
    <meta:editing-cycles>3779</meta:editing-cycles>
    <meta:document-statistic meta:table-count="1" meta:cell-count="645" meta:object-count="0"/>
  </office:meta>
</office:document-meta>
</file>